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2beb" officeooo:paragraph-rsid="000b2beb" style:font-size-asian="14pt" style:font-size-complex="14pt"/>
    </style:style>
    <style:style style:name="T1" style:family="text">
      <style:text-properties officeooo:rsid="000c9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струкция по использованию приложения “FRABA_POSITAL_ENCODER”.</text:p>
      <text:p text:style-name="P1"/>
      <text:p text:style-name="P1">Перед началом запуска приложения необходимо подключить датчик к компьютеру <text:span text:style-name="T1">в отсутствии напряжения </text:span>и выяснить номер can-интерфейса через который будет происходить взаимодействие с ним. Для этого:</text:p>
      <text:p text:style-name="P1">1)Установить команду ip, выполнив в терминале: </text:p>
      <text:p text:style-name="P1">sudo su</text:p>
      <text:p text:style-name="P1">apt update </text:p>
      <text:p text:style-name="P1">apt install ip</text:p>
      <text:p text:style-name="P1">2) Узнать имя сетевого интерфейса IF:</text:p>
      <text:p text:style-name="P1">ip link show</text:p>
      <text:p text:style-name="P1">В выводе команды определить необходимый интерфейс , обычно это IF=“can0”.</text:p>
      <text:p text:style-name="P1">3) В файле mainwindow.h программы установить private-переменную if_name в значение IF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2:39:28.879164709</meta:creation-date>
    <dc:date>2023-10-19T12:52:21.139544965</dc:date>
    <meta:editing-duration>PT12M3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0" meta:word-count="73" meta:character-count="545" meta:non-whitespace-character-count="480"/>
  </office:meta>
</office:document-meta>
</file>